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ericResult.in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ericResult.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umericResult.Numeric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umericResult.NumericResult( final Numbe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umericResult.NumericResult( final IO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umericResult.doubl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